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ShoesYourSelf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ShoesYourSelf</text:p>
            <text:p>Tp android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able des matier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Description du projet</text:p>
              </text:list-item>
              <text:list-item>
                <text:p>Technologies utilisées</text:p>
              </text:list-item>
              <text:list-item>
                <text:p>Demonstration</text:p>
              </text:list-item>
              <text:list-item>
                <text:p>Notre experience et diffculté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escrip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-commerce qui vend des sneakers</text:p>
              </text:list-item>
              <text:list-item>
                <text:p>Server Rest API </text:p>
              </text:list-item>
              <text:list-item>
                <text:p>Coter Admin <text:s/>pour les produi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ologi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ndroid Studio </text:p>
              </text:list-item>
              <text:list-item>
                <text:p>Express.js</text:p>
              </text:list-item>
              <text:list-item>
                <text:p>MongoDb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emo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xperience et Difficult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Database</text:p>
              </text:list-item>
              <text:list-item>
                <text:p>API</text:p>
              </text:list-item>
              <text:list-item>
                <text:p>Gestion Temp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3T23:35:31.400000000</meta:creation-date>
    <meta:editing-duration>PT10M11S</meta:editing-duration>
    <meta:editing-cycles>2</meta:editing-cycles>
    <meta:generator>LibreOffice/6.1.4.2$Windows_X86_64 LibreOffice_project/9d0f32d1f0b509096fd65e0d4bec26ddd1938fd3</meta:generator>
    <dc:title>Inspiration</dc:title>
    <dc:date>2020-02-23T23:45:40.801000000</dc:date>
    <meta:document-statistic meta:object-count="46"/>
  </office:meta>
</office:document-meta>
</file>